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1" table:style-name="ta1">
        <table:table-column table:style-name="co1" table:number-columns-repeated="2" table:default-cell-style-name="Default"/>
        <table:table-row table:style-name="ro1">
          <table:table-cell office:value-type="float" office:value="715.66" calcext:value-type="float">
            <text:p>715.66</text:p>
          </table:table-cell>
          <table:table-cell office:value-type="float" office:value="321.22" calcext:value-type="float">
            <text:p>321.22</text:p>
          </table:table-cell>
        </table:table-row>
        <table:table-row table:style-name="ro1">
          <table:table-cell office:value-type="float" office:value="644.97" calcext:value-type="float">
            <text:p>644.97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259.23" calcext:value-type="float">
            <text:p>259.23</text:p>
          </table:table-cell>
          <table:table-cell office:value-type="float" office:value="187.29" calcext:value-type="float">
            <text:p>187.29</text:p>
          </table:table-cell>
        </table:table-row>
        <table:table-row table:style-name="ro1">
          <table:table-cell office:value-type="float" office:value="748.06" calcext:value-type="float">
            <text:p>748.06</text:p>
          </table:table-cell>
          <table:table-cell office:value-type="float" office:value="248.87" calcext:value-type="float">
            <text:p>248.87</text:p>
          </table:table-cell>
        </table:table-row>
        <table:table-row table:style-name="ro1">
          <table:table-cell office:value-type="float" office:value="841.97" calcext:value-type="float">
            <text:p>841.97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1">
          <table:table-cell office:value-type="float" office:value="602.18" calcext:value-type="float">
            <text:p>602.18</text:p>
          </table:table-cell>
          <table:table-cell office:value-type="float" office:value="248.36" calcext:value-type="float">
            <text:p>248.36</text:p>
          </table:table-cell>
        </table:table-row>
        <table:table-row table:style-name="ro1">
          <table:table-cell office:value-type="float" office:value="829.76" calcext:value-type="float">
            <text:p>829.76</text:p>
          </table:table-cell>
          <table:table-cell office:value-type="float" office:value="258.15" calcext:value-type="float">
            <text:p>258.15</text:p>
          </table:table-cell>
        </table:table-row>
        <table:table-row table:style-name="ro1">
          <table:table-cell office:value-type="float" office:value="739.45" calcext:value-type="float">
            <text:p>739.45</text:p>
          </table:table-cell>
          <table:table-cell office:value-type="float" office:value="248.01" calcext:value-type="float">
            <text:p>248.01</text:p>
          </table:table-cell>
        </table:table-row>
        <table:table-row table:style-name="ro1">
          <table:table-cell office:value-type="float" office:value="489.76" calcext:value-type="float">
            <text:p>489.76</text:p>
          </table:table-cell>
          <table:table-cell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620.7" calcext:value-type="float">
            <text:p>620.7</text:p>
          </table:table-cell>
          <table:table-cell office:value-type="float" office:value="224.68" calcext:value-type="float">
            <text:p>224.68</text:p>
          </table:table-cell>
        </table:table-row>
        <table:table-row table:style-name="ro1">
          <table:table-cell table:formula="of:=MEDIAN([.A1:.A10])" office:value-type="float" office:value="680.315" calcext:value-type="float">
            <text:p>680.315</text:p>
          </table:table-cell>
          <table:table-cell table:formula="of:=MEDIAN([.B1:.B10])" office:value-type="float" office:value="236.705" calcext:value-type="float">
            <text:p>236.705</text:p>
          </table:table-cell>
        </table:table-row>
      </table:table>
      <table:table table:name="a8" table:style-name="ta1">
        <table:table-column table:style-name="co1" table:number-columns-repeated="2" table:default-cell-style-name="Default"/>
        <table:table-row table:style-name="ro1">
          <table:table-cell office:value-type="float" office:value="1972.69" calcext:value-type="float">
            <text:p>1972.69</text:p>
          </table:table-cell>
          <table:table-cell office:value-type="float" office:value="318.97" calcext:value-type="float">
            <text:p>318.97</text:p>
          </table:table-cell>
        </table:table-row>
        <table:table-row table:style-name="ro1">
          <table:table-cell office:value-type="float" office:value="2624.71" calcext:value-type="float">
            <text:p>2624.71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587.06" calcext:value-type="float">
            <text:p>587.06</text:p>
          </table:table-cell>
          <table:table-cell office:value-type="float" office:value="256.42" calcext:value-type="float">
            <text:p>256.42</text:p>
          </table:table-cell>
        </table:table-row>
        <table:table-row table:style-name="ro1">
          <table:table-cell office:value-type="float" office:value="2373.41" calcext:value-type="float">
            <text:p>2373.41</text:p>
          </table:table-cell>
          <table:table-cell office:value-type="float" office:value="186.64" calcext:value-type="float">
            <text:p>186.64</text:p>
          </table:table-cell>
        </table:table-row>
        <table:table-row table:style-name="ro1">
          <table:table-cell office:value-type="float" office:value="2534.73" calcext:value-type="float">
            <text:p>2534.73</text:p>
          </table:table-cell>
          <table:table-cell office:value-type="float" office:value="193.3" calcext:value-type="float">
            <text:p>193.3</text:p>
          </table:table-cell>
        </table:table-row>
        <table:table-row table:style-name="ro1">
          <table:table-cell office:value-type="float" office:value="979.72" calcext:value-type="float">
            <text:p>979.72</text:p>
          </table:table-cell>
          <table:table-cell office:value-type="float" office:value="291.9" calcext:value-type="float">
            <text:p>291.9</text:p>
          </table:table-cell>
        </table:table-row>
        <table:table-row table:style-name="ro1">
          <table:table-cell office:value-type="float" office:value="1679.15" calcext:value-type="float">
            <text:p>1679.15</text:p>
          </table:table-cell>
          <table:table-cell office:value-type="float" office:value="213.25" calcext:value-type="float">
            <text:p>213.25</text:p>
          </table:table-cell>
        </table:table-row>
        <table:table-row table:style-name="ro1">
          <table:table-cell office:value-type="float" office:value="2120.36" calcext:value-type="float">
            <text:p>2120.36</text:p>
          </table:table-cell>
          <table:table-cell office:value-type="float" office:value="199.14" calcext:value-type="float">
            <text:p>199.14</text:p>
          </table:table-cell>
        </table:table-row>
        <table:table-row table:style-name="ro1">
          <table:table-cell office:value-type="float" office:value="1414.49" calcext:value-type="float">
            <text:p>1414.49</text:p>
          </table:table-cell>
          <table:table-cell office:value-type="float" office:value="201.65" calcext:value-type="float">
            <text:p>201.65</text:p>
          </table:table-cell>
        </table:table-row>
        <table:table-row table:style-name="ro1">
          <table:table-cell office:value-type="float" office:value="860.51" calcext:value-type="float">
            <text:p>860.51</text:p>
          </table:table-cell>
          <table:table-cell office:value-type="float" office:value="202.26" calcext:value-type="float">
            <text:p>202.26</text:p>
          </table:table-cell>
        </table:table-row>
        <table:table-row table:style-name="ro1">
          <table:table-cell table:formula="of:=MEDIAN([.A1:.A10])" office:value-type="float" office:value="1825.92" calcext:value-type="float">
            <text:p>1825.92</text:p>
          </table:table-cell>
          <table:table-cell table:formula="of:=MEDIAN([.B1:.B10])" office:value-type="float" office:value="201.955" calcext:value-type="float">
            <text:p>201.955</text:p>
          </table:table-cell>
        </table:table-row>
      </table:table>
      <table:table table:name="c4" table:style-name="ta1">
        <table:table-column table:style-name="co1" table:number-columns-repeated="2" table:default-cell-style-name="Default"/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70.03" calcext:value-type="float">
            <text:p>170.03</text:p>
          </table:table-cell>
        </table:table-row>
        <table:table-row table:style-name="ro1">
          <table:table-cell office:value-type="float" office:value="261.05" calcext:value-type="float">
            <text:p>261.05</text:p>
          </table:table-cell>
          <table:table-cell office:value-type="float" office:value="185.49" calcext:value-type="float">
            <text:p>185.49</text:p>
          </table:table-cell>
        </table:table-row>
        <table:table-row table:style-name="ro1">
          <table:table-cell office:value-type="float" office:value="1383.4" calcext:value-type="float">
            <text:p>1383.4</text:p>
          </table:table-cell>
          <table:table-cell office:value-type="float" office:value="166.05" calcext:value-type="float">
            <text:p>166.05</text:p>
          </table:table-cell>
        </table:table-row>
        <table:table-row table:style-name="ro1">
          <table:table-cell office:value-type="float" office:value="266.66" calcext:value-type="float">
            <text:p>266.66</text:p>
          </table:table-cell>
          <table:table-cell office:value-type="float" office:value="179.72" calcext:value-type="float">
            <text:p>179.72</text:p>
          </table:table-cell>
        </table:table-row>
        <table:table-row table:style-name="ro1">
          <table:table-cell office:value-type="float" office:value="1227.08" calcext:value-type="float">
            <text:p>1227.08</text:p>
          </table:table-cell>
          <table:table-cell office:value-type="float" office:value="185.65" calcext:value-type="float">
            <text:p>185.65</text:p>
          </table:table-cell>
        </table:table-row>
        <table:table-row table:style-name="ro1">
          <table:table-cell office:value-type="float" office:value="1227.32" calcext:value-type="float">
            <text:p>1227.32</text:p>
          </table:table-cell>
          <table:table-cell office:value-type="float" office:value="169.79" calcext:value-type="float">
            <text:p>169.79</text:p>
          </table:table-cell>
        </table:table-row>
        <table:table-row table:style-name="ro1">
          <table:table-cell office:value-type="float" office:value="340.61" calcext:value-type="float">
            <text:p>340.61</text:p>
          </table:table-cell>
          <table:table-cell office:value-type="float" office:value="185.09" calcext:value-type="float">
            <text:p>185.09</text:p>
          </table:table-cell>
        </table:table-row>
        <table:table-row table:style-name="ro1">
          <table:table-cell office:value-type="float" office:value="986.07" calcext:value-type="float">
            <text:p>986.07</text:p>
          </table:table-cell>
          <table:table-cell office:value-type="float" office:value="185.11" calcext:value-type="float">
            <text:p>185.11</text:p>
          </table:table-cell>
        </table:table-row>
        <table:table-row table:style-name="ro1">
          <table:table-cell office:value-type="float" office:value="230.38" calcext:value-type="float">
            <text:p>230.38</text:p>
          </table:table-cell>
          <table:table-cell office:value-type="float" office:value="166.6" calcext:value-type="float">
            <text:p>166.6</text:p>
          </table:table-cell>
        </table:table-row>
        <table:table-row table:style-name="ro1">
          <table:table-cell office:value-type="float" office:value="1382.74" calcext:value-type="float">
            <text:p>1382.74</text:p>
          </table:table-cell>
          <table:table-cell office:value-type="float" office:value="160.39" calcext:value-type="float">
            <text:p>160.39</text:p>
          </table:table-cell>
        </table:table-row>
        <table:table-row table:style-name="ro1">
          <table:table-cell table:formula="of:=MEDIAN([.A1:.A10])" office:value-type="float" office:value="1057.535" calcext:value-type="float">
            <text:p>1057.535</text:p>
          </table:table-cell>
          <table:table-cell table:formula="of:=MEDIAN([.B1:.B10])" office:value-type="float" office:value="174.875" calcext:value-type="float">
            <text:p>174.875</text:p>
          </table:table-cell>
        </table:table-row>
      </table:table>
      <table:table table:name="d5" table:style-name="ta1">
        <table:table-column table:style-name="co1" table:number-columns-repeated="2" table:default-cell-style-name="Default"/>
        <table:table-row table:style-name="ro1">
          <table:table-cell office:value-type="float" office:value="3276.14" calcext:value-type="float">
            <text:p>3276.14</text:p>
          </table:table-cell>
          <table:table-cell office:value-type="float" office:value="283.17" calcext:value-type="float">
            <text:p>283.17</text:p>
          </table:table-cell>
        </table:table-row>
        <table:table-row table:style-name="ro1">
          <table:table-cell office:value-type="float" office:value="3698.8" calcext:value-type="float">
            <text:p>3698.8</text:p>
          </table:table-cell>
          <table:table-cell office:value-type="float" office:value="300.4" calcext:value-type="float">
            <text:p>300.4</text:p>
          </table:table-cell>
        </table:table-row>
        <table:table-row table:style-name="ro1">
          <table:table-cell office:value-type="float" office:value="916.73" calcext:value-type="float">
            <text:p>916.73</text:p>
          </table:table-cell>
          <table:table-cell office:value-type="float" office:value="280.09" calcext:value-type="float">
            <text:p>280.09</text:p>
          </table:table-cell>
        </table:table-row>
        <table:table-row table:style-name="ro1">
          <table:table-cell office:value-type="float" office:value="2459.5" calcext:value-type="float">
            <text:p>2459.5</text:p>
          </table:table-cell>
          <table:table-cell office:value-type="float" office:value="282.45" calcext:value-type="float">
            <text:p>282.45</text:p>
          </table:table-cell>
        </table:table-row>
        <table:table-row table:style-name="ro1">
          <table:table-cell office:value-type="float" office:value="3764.38" calcext:value-type="float">
            <text:p>3764.38</text:p>
          </table:table-cell>
          <table:table-cell office:value-type="float" office:value="237.27" calcext:value-type="float">
            <text:p>237.27</text:p>
          </table:table-cell>
        </table:table-row>
        <table:table-row table:style-name="ro1">
          <table:table-cell office:value-type="float" office:value="3064.47" calcext:value-type="float">
            <text:p>3064.47</text:p>
          </table:table-cell>
          <table:table-cell office:value-type="float" office:value="282.38" calcext:value-type="float">
            <text:p>282.38</text:p>
          </table:table-cell>
        </table:table-row>
        <table:table-row table:style-name="ro1">
          <table:table-cell office:value-type="float" office:value="917.37" calcext:value-type="float">
            <text:p>917.37</text:p>
          </table:table-cell>
          <table:table-cell office:value-type="float" office:value="390.53" calcext:value-type="float">
            <text:p>390.53</text:p>
          </table:table-cell>
        </table:table-row>
        <table:table-row table:style-name="ro1">
          <table:table-cell office:value-type="float" office:value="929.94" calcext:value-type="float">
            <text:p>929.94</text:p>
          </table:table-cell>
          <table:table-cell office:value-type="float" office:value="386.86" calcext:value-type="float">
            <text:p>386.86</text:p>
          </table:table-cell>
        </table:table-row>
        <table:table-row table:style-name="ro1">
          <table:table-cell office:value-type="float" office:value="410.54" calcext:value-type="float">
            <text:p>410.54</text:p>
          </table:table-cell>
          <table:table-cell office:value-type="float" office:value="407.77" calcext:value-type="float">
            <text:p>407.77</text:p>
          </table:table-cell>
        </table:table-row>
        <table:table-row table:style-name="ro1">
          <table:table-cell office:value-type="float" office:value="556.16" calcext:value-type="float">
            <text:p>556.16</text:p>
          </table:table-cell>
          <table:table-cell office:value-type="float" office:value="319.33" calcext:value-type="float">
            <text:p>319.33</text:p>
          </table:table-cell>
        </table:table-row>
        <table:table-row table:style-name="ro1">
          <table:table-cell table:formula="of:=MEDIAN([.A1:.A10])" office:value-type="float" office:value="1694.72" calcext:value-type="float">
            <text:p>1694.72</text:p>
          </table:table-cell>
          <table:table-cell table:formula="of:=MEDIAN([.B1:.B10])" office:value-type="float" office:value="291.785" calcext:value-type="float">
            <text:p>291.785</text:p>
          </table:table-cell>
        </table:table-row>
      </table:table>
      <table:table table:name="m4" table:style-name="ta1">
        <table:table-column table:style-name="co1" table:number-columns-repeated="2" table:default-cell-style-name="Default"/>
        <table:table-row table:style-name="ro1">
          <table:table-cell office:value-type="float" office:value="943.02" calcext:value-type="float">
            <text:p>943.02</text:p>
          </table:table-cell>
          <table:table-cell office:value-type="float" office:value="106.36" calcext:value-type="float">
            <text:p>106.36</text:p>
          </table:table-cell>
        </table:table-row>
        <table:table-row table:style-name="ro1">
          <table:table-cell office:value-type="float" office:value="281.92" calcext:value-type="float">
            <text:p>281.92</text:p>
          </table:table-cell>
          <table:table-cell office:value-type="float" office:value="178.76" calcext:value-type="float">
            <text:p>178.76</text:p>
          </table:table-cell>
        </table:table-row>
        <table:table-row table:style-name="ro1">
          <table:table-cell office:value-type="float" office:value="727.36" calcext:value-type="float">
            <text:p>727.36</text:p>
          </table:table-cell>
          <table:table-cell office:value-type="float" office:value="152.46" calcext:value-type="float">
            <text:p>152.46</text:p>
          </table:table-cell>
        </table:table-row>
        <table:table-row table:style-name="ro1">
          <table:table-cell office:value-type="float" office:value="276.37" calcext:value-type="float">
            <text:p>276.37</text:p>
          </table:table-cell>
          <table:table-cell office:value-type="float" office:value="182.71" calcext:value-type="float">
            <text:p>182.71</text:p>
          </table:table-cell>
        </table:table-row>
        <table:table-row table:style-name="ro1">
          <table:table-cell office:value-type="float" office:value="797.43" calcext:value-type="float">
            <text:p>797.43</text:p>
          </table:table-cell>
          <table:table-cell office:value-type="float" office:value="114.96" calcext:value-type="float">
            <text:p>114.96</text:p>
          </table:table-cell>
        </table:table-row>
        <table:table-row table:style-name="ro1">
          <table:table-cell office:value-type="float" office:value="667.84" calcext:value-type="float">
            <text:p>667.84</text:p>
          </table:table-cell>
          <table:table-cell office:value-type="float" office:value="156.97" calcext:value-type="float">
            <text:p>156.97</text:p>
          </table:table-cell>
        </table:table-row>
        <table:table-row table:style-name="ro1">
          <table:table-cell office:value-type="float" office:value="302.78" calcext:value-type="float">
            <text:p>302.78</text:p>
          </table:table-cell>
          <table:table-cell office:value-type="float" office:value="172.54" calcext:value-type="float">
            <text:p>172.54</text:p>
          </table:table-cell>
        </table:table-row>
        <table:table-row table:style-name="ro1">
          <table:table-cell office:value-type="float" office:value="1102.94" calcext:value-type="float">
            <text:p>1102.94</text:p>
          </table:table-cell>
          <table:table-cell office:value-type="float" office:value="99.62" calcext:value-type="float">
            <text:p>99.62</text:p>
          </table:table-cell>
        </table:table-row>
        <table:table-row table:style-name="ro1">
          <table:table-cell office:value-type="float" office:value="310.48" calcext:value-type="float">
            <text:p>310.48</text:p>
          </table:table-cell>
          <table:table-cell office:value-type="float" office:value="150.21" calcext:value-type="float">
            <text:p>150.21</text:p>
          </table:table-cell>
        </table:table-row>
        <table:table-row table:style-name="ro1">
          <table:table-cell office:value-type="float" office:value="1049.09" calcext:value-type="float">
            <text:p>1049.09</text:p>
          </table:table-cell>
          <table:table-cell office:value-type="float" office:value="113.56" calcext:value-type="float">
            <text:p>113.56</text:p>
          </table:table-cell>
        </table:table-row>
        <table:table-row table:style-name="ro1">
          <table:table-cell table:formula="of:=MEDIAN([.A1:.A10])" office:value-type="float" office:value="697.6" calcext:value-type="float">
            <text:p>697.6</text:p>
          </table:table-cell>
          <table:table-cell table:formula="of:=MEDIAN([.B1:.B10])" office:value-type="float" office:value="151.335" calcext:value-type="float">
            <text:p>151.335</text:p>
          </table:table-cell>
        </table:table-row>
      </table:table>
      <table:table table:name="t2" table:style-name="ta1">
        <table:table-column table:style-name="co1" table:number-columns-repeated="2" table:default-cell-style-name="Default"/>
        <table:table-row table:style-name="ro1">
          <table:table-cell office:value-type="float" office:value="132.11" calcext:value-type="float">
            <text:p>132.11</text:p>
          </table:table-cell>
          <table:table-cell office:value-type="float" office:value="149.51" calcext:value-type="float">
            <text:p>149.51</text:p>
          </table:table-cell>
        </table:table-row>
        <table:table-row table:style-name="ro1">
          <table:table-cell office:value-type="float" office:value="197.97" calcext:value-type="float">
            <text:p>197.97</text:p>
          </table:table-cell>
          <table:table-cell office:value-type="float" office:value="179.75" calcext:value-type="float">
            <text:p>179.75</text:p>
          </table:table-cell>
        </table:table-row>
        <table:table-row table:style-name="ro1">
          <table:table-cell office:value-type="float" office:value="251.19" calcext:value-type="float">
            <text:p>251.19</text:p>
          </table:table-cell>
          <table:table-cell office:value-type="float" office:value="165.93" calcext:value-type="float">
            <text:p>165.93</text:p>
          </table:table-cell>
        </table:table-row>
        <table:table-row table:style-name="ro1">
          <table:table-cell office:value-type="float" office:value="158.29" calcext:value-type="float">
            <text:p>158.29</text:p>
          </table:table-cell>
          <table:table-cell office:value-type="float" office:value="179.34" calcext:value-type="float">
            <text:p>179.34</text:p>
          </table:table-cell>
        </table:table-row>
        <table:table-row table:style-name="ro1">
          <table:table-cell office:value-type="float" office:value="267.22" calcext:value-type="float">
            <text:p>267.22</text:p>
          </table:table-cell>
          <table:table-cell office:value-type="float" office:value="160.92" calcext:value-type="float">
            <text:p>160.92</text:p>
          </table:table-cell>
        </table:table-row>
        <table:table-row table:style-name="ro1">
          <table:table-cell office:value-type="float" office:value="144.39" calcext:value-type="float">
            <text:p>144.39</text:p>
          </table:table-cell>
          <table:table-cell office:value-type="float" office:value="183.22" calcext:value-type="float">
            <text:p>183.22</text:p>
          </table:table-cell>
        </table:table-row>
        <table:table-row table:style-name="ro1">
          <table:table-cell office:value-type="float" office:value="224.62" calcext:value-type="float">
            <text:p>224.62</text:p>
          </table:table-cell>
          <table:table-cell office:value-type="float" office:value="179.44" calcext:value-type="float">
            <text:p>179.44</text:p>
          </table:table-cell>
        </table:table-row>
        <table:table-row table:style-name="ro1">
          <table:table-cell office:value-type="float" office:value="224.49" calcext:value-type="float">
            <text:p>224.49</text:p>
          </table:table-cell>
          <table:table-cell office:value-type="float" office:value="173.06" calcext:value-type="float">
            <text:p>173.06</text:p>
          </table:table-cell>
        </table:table-row>
        <table:table-row table:style-name="ro1">
          <table:table-cell office:value-type="float" office:value="155.29" calcext:value-type="float">
            <text:p>155.29</text:p>
          </table:table-cell>
          <table:table-cell office:value-type="float" office:value="176.29" calcext:value-type="float">
            <text:p>176.29</text:p>
          </table:table-cell>
        </table:table-row>
        <table:table-row table:style-name="ro1">
          <table:table-cell office:value-type="float" office:value="185.9" calcext:value-type="float">
            <text:p>185.9</text:p>
          </table:table-cell>
          <table:table-cell office:value-type="float" office:value="155.12" calcext:value-type="float">
            <text:p>155.12</text:p>
          </table:table-cell>
        </table:table-row>
        <table:table-row table:style-name="ro1">
          <table:table-cell table:formula="of:=MEDIAN([.A1:.A10])" office:value-type="float" office:value="191.935" calcext:value-type="float">
            <text:p>191.935</text:p>
          </table:table-cell>
          <table:table-cell table:formula="of:=MEDIAN([.B1:.B10])" office:value-type="float" office:value="174.675" calcext:value-type="float">
            <text:p>174.675</text:p>
          </table:table-cell>
        </table:table-row>
      </table:table>
      <table:table table:name="result" table:style-name="ta1">
        <table:shapes>
          <draw:frame draw:z-index="0" draw:style-name="gr1" draw:text-style-name="P1" svg:width="453.51pt" svg:height="255.09pt" svg:x="9.86pt" svg:y="179.77pt">
            <loext:p draw:notify-on-update-of-ranges="result.A1:result.A1 result.B1:result.G1 result.A2:result.A2 result.B2:result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48.42pt" svg:y="180.51pt">
            <loext:p draw:notify-on-update-of-ranges="result.B1:result.G1 result.A3:result.A3 result.B3:result.G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2.small</text:p>
          </table:table-cell>
          <table:table-cell table:style-name="ce1" office:value-type="string" calcext:value-type="string">
            <text:p>m4.2xlarge</text:p>
          </table:table-cell>
          <table:table-cell table:style-name="ce1" office:value-type="string" calcext:value-type="string">
            <text:p>c4.4xlarge 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8 v2</text:p>
          </table:table-cell>
          <table:table-cell table:style-name="ce1" office:value-type="string" calcext:value-type="string">
            <text:p>D5 v2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float" office:value="191.935" calcext:value-type="float">
            <text:p>191.935</text:p>
          </table:table-cell>
          <table:table-cell office:value-type="float" office:value="697.6" calcext:value-type="float">
            <text:p>697.6</text:p>
          </table:table-cell>
          <table:table-cell office:value-type="float" office:value="1057.535" calcext:value-type="float">
            <text:p>1057.535</text:p>
          </table:table-cell>
          <table:table-cell office:value-type="float" office:value="680.315" calcext:value-type="float">
            <text:p>680.315</text:p>
          </table:table-cell>
          <table:table-cell office:value-type="float" office:value="1825.92" calcext:value-type="float">
            <text:p>1825.92</text:p>
          </table:table-cell>
          <table:table-cell office:value-type="float" office:value="1694.72" calcext:value-type="float">
            <text:p>1694.72</text:p>
          </table:table-cell>
        </table:table-row>
        <table:table-row table:style-name="ro1">
          <table:table-cell office:value-type="string" calcext:value-type="string">
            <text:p>Upload</text:p>
          </table:table-cell>
          <table:table-cell office:value-type="float" office:value="174.675" calcext:value-type="float">
            <text:p>174.675</text:p>
          </table:table-cell>
          <table:table-cell office:value-type="float" office:value="151.335" calcext:value-type="float">
            <text:p>151.335</text:p>
          </table:table-cell>
          <table:table-cell office:value-type="float" office:value="174.875" calcext:value-type="float">
            <text:p>174.875</text:p>
          </table:table-cell>
          <table:table-cell office:value-type="float" office:value="236.705" calcext:value-type="float">
            <text:p>236.705</text:p>
          </table:table-cell>
          <table:table-cell office:value-type="float" office:value="201.955" calcext:value-type="float">
            <text:p>201.955</text:p>
          </table:table-cell>
          <table:table-cell office:value-type="float" office:value="291.785" calcext:value-type="float">
            <text:p>291.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4:31:09.381571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02:41.077604770</meta:creation-date>
    <dc:date>2017-02-16T22:49:08.948056651</dc:date>
    <meta:editing-duration>PT8H9M50S</meta:editing-duration>
    <meta:editing-cycles>6</meta:editing-cycles>
    <meta:generator>LibreOffice/5.1.4.2$Linux_X86_64 LibreOffice_project/10m0$Build-2</meta:generator>
    <meta:document-statistic meta:table-count="7" meta:cell-count="1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result.A1:result.G2" chart:data-source-has-labels="both" svg:x="1.331cm" svg:y="0.18cm" svg:width="14.349cm" svg:height="7.659cm">
          <chartooo:coordinate-region svg:x="2.323cm" svg:y="0.379cm" svg:width="13.357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ype of Instances</text:p>
            </chart:title>
            <chart:categories table:cell-range-address="result.B1:result.G1"/>
          </chart:axis>
          <chart:axis chart:dimension="y" chart:name="primary-y" chart:style-name="ch5">
            <chart:title svg:x="0.451cm" svg:y="6.051cm" chart:style-name="ch6">
              <text:p>Download Speed ( Mbit / s )</text:p>
            </chart:title>
            <chart:grid chart:style-name="ch7" chart:class="major"/>
          </chart:axis>
          <chart:series chart:style-name="ch8" chart:values-cell-range-address="result.B2:result.G2" chart:label-cell-address="result.A2:result.A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2.small</text:p>
                <draw:g>
                  <svg:desc>result.B1:result.G1</svg:desc>
                </draw:g>
              </table:table-cell>
              <table:table-cell office:value-type="string">
                <text:p>m4.2xlarge</text:p>
              </table:table-cell>
              <table:table-cell office:value-type="string">
                <text:p>c4.4xlarge </text:p>
              </table:table-cell>
              <table:table-cell office:value-type="string">
                <text:p>A1</text:p>
              </table:table-cell>
              <table:table-cell office:value-type="string">
                <text:p>A8 v2</text:p>
              </table:table-cell>
              <table:table-cell office:value-type="string">
                <text:p>D5 v2</text:p>
              </table:table-cell>
            </table:table-row>
          </table:table-header-rows>
          <table:table-rows>
            <table:table-row>
              <table:table-cell office:value-type="string">
                <text:p>Download</text:p>
                <draw:g>
                  <svg:desc>result.A2:result.A2</svg:desc>
                </draw:g>
              </table:table-cell>
              <table:table-cell office:value-type="float" office:value="191.935">
                <text:p>191.935</text:p>
                <draw:g>
                  <svg:desc>result.B2:result.G2</svg:desc>
                </draw:g>
              </table:table-cell>
              <table:table-cell office:value-type="float" office:value="697.6">
                <text:p>697.6</text:p>
              </table:table-cell>
              <table:table-cell office:value-type="float" office:value="1057.535">
                <text:p>1057.535</text:p>
              </table:table-cell>
              <table:table-cell office:value-type="float" office:value="680.315">
                <text:p>680.315</text:p>
              </table:table-cell>
              <table:table-cell office:value-type="float" office:value="1825.92">
                <text:p>1825.92</text:p>
              </table:table-cell>
              <table:table-cell office:value-type="float" office:value="1694.72">
                <text:p>1694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66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result.B1:result.G1 result.A3:result.G3" chart:data-source-has-labels="both" svg:x="1.331cm" svg:y="0.18cm" svg:width="14.349cm" svg:height="7.659cm">
          <chartooo:coordinate-region svg:x="2.138cm" svg:y="0.379cm" svg:width="13.542cm" svg:height="6.813cm"/>
          <chart:axis chart:dimension="x" chart:name="primary-x" chart:style-name="ch3" chartooo:axis-type="auto">
            <chartooo:date-scale/>
            <chart:title svg:x="7.204cm" svg:y="8.019cm" chart:style-name="ch4">
              <text:p>Type of Instances</text:p>
            </chart:title>
            <chart:categories table:cell-range-address="result.B1:result.G1"/>
          </chart:axis>
          <chart:axis chart:dimension="y" chart:name="primary-y" chart:style-name="ch5">
            <chart:title svg:x="0.451cm" svg:y="5.839cm" chart:style-name="ch6">
              <text:p>Upload Speed ( Mbit / s )</text:p>
            </chart:title>
            <chart:grid chart:style-name="ch7" chart:class="major"/>
          </chart:axis>
          <chart:series chart:style-name="ch8" chart:values-cell-range-address="result.B3:result.G3" chart:label-cell-address="result.A3:result.A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2.small</text:p>
                <draw:g>
                  <svg:desc>result.B1:result.G1</svg:desc>
                </draw:g>
              </table:table-cell>
              <table:table-cell office:value-type="string">
                <text:p>m4.2xlarge</text:p>
              </table:table-cell>
              <table:table-cell office:value-type="string">
                <text:p>c4.4xlarge </text:p>
              </table:table-cell>
              <table:table-cell office:value-type="string">
                <text:p>A1</text:p>
              </table:table-cell>
              <table:table-cell office:value-type="string">
                <text:p>A8 v2</text:p>
              </table:table-cell>
              <table:table-cell office:value-type="string">
                <text:p>D5 v2</text:p>
              </table:table-cell>
            </table:table-row>
          </table:table-header-rows>
          <table:table-rows>
            <table:table-row>
              <table:table-cell office:value-type="string">
                <text:p>Upload</text:p>
                <draw:g>
                  <svg:desc>result.A3:result.A3</svg:desc>
                </draw:g>
              </table:table-cell>
              <table:table-cell office:value-type="float" office:value="174.675">
                <text:p>174.675</text:p>
                <draw:g>
                  <svg:desc>result.B3:result.G3</svg:desc>
                </draw:g>
              </table:table-cell>
              <table:table-cell office:value-type="float" office:value="151.335">
                <text:p>151.335</text:p>
              </table:table-cell>
              <table:table-cell office:value-type="float" office:value="174.875">
                <text:p>174.875</text:p>
              </table:table-cell>
              <table:table-cell office:value-type="float" office:value="236.705">
                <text:p>236.705</text:p>
              </table:table-cell>
              <table:table-cell office:value-type="float" office:value="201.955">
                <text:p>201.955</text:p>
              </table:table-cell>
              <table:table-cell office:value-type="float" office:value="291.785">
                <text:p>291.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